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857ea" officeooo:paragraph-rsid="000857ea"/>
    </style:style>
    <style:style style:name="P2" style:family="paragraph" style:parent-style-name="Standard">
      <style:text-properties officeooo:rsid="00089035" officeooo:paragraph-rsid="00089035"/>
    </style:style>
    <style:style style:name="P3" style:family="paragraph" style:parent-style-name="Standard">
      <style:text-properties officeooo:rsid="00099487" officeooo:paragraph-rsid="00099487"/>
    </style:style>
    <style:style style:name="P4" style:family="paragraph" style:parent-style-name="Standard">
      <style:text-properties officeooo:paragraph-rsid="00099487"/>
    </style:style>
    <style:style style:name="P5" style:family="paragraph" style:parent-style-name="Standard">
      <style:text-properties officeooo:rsid="000ccc46" officeooo:paragraph-rsid="000ccc46"/>
    </style:style>
    <style:style style:name="P6" style:family="paragraph" style:parent-style-name="Standard">
      <style:text-properties officeooo:rsid="000ccc46" officeooo:paragraph-rsid="000ec246"/>
    </style:style>
    <style:style style:name="T1" style:family="text">
      <style:text-properties officeooo:rsid="00089035"/>
    </style:style>
    <style:style style:name="T2" style:family="text">
      <style:text-properties officeooo:rsid="00099487"/>
    </style:style>
    <style:style style:name="T3" style:family="text">
      <style:text-properties officeooo:rsid="000e9a61"/>
    </style:style>
    <style:style style:name="T4" style:family="text">
      <style:text-properties officeooo:rsid="000ec24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EDIAGRAMA UML. ¿que va a tener el juego? ¿que no?</text:p>
      <text:p text:style-name="P1"/>
      <text:p text:style-name="P1"/>
      <text:p text:style-name="P1">CLASES</text:p>
      <text:p text:style-name="P1"/>
      <text:p text:style-name="P1">Ventana:</text:p>
      <text:p text:style-name="P1"><text:tab/>atributos:</text:p>
      <text:p text:style-name="P1"><text:tab/><text:tab/>tamaño</text:p>
      <text:p text:style-name="P1"><text:tab/><text:tab/>pantalla_completa</text:p>
      <text:p text:style-name="P6"><text:tab/><text:tab/>resolucion</text:p>
      <text:p text:style-name="P1"><text:tab/>metodos:</text:p>
      <text:p text:style-name="P1"><text:tab/><text:tab/>cerrarse</text:p>
      <text:p text:style-name="P1"><text:tab/><text:tab/>get_tamaño</text:p>
      <text:p text:style-name="P1"><text:tab/><text:tab/>set_tamaño</text:p>
      <text:p text:style-name="P1"><text:tab/><text:tab/>set_pantalla_compl</text:p>
      <text:p text:style-name="P1"><text:tab/><text:tab/>get_pantalla_compl: bool</text:p>
      <text:p text:style-name="P1"/>
      <text:p text:style-name="P1"><text:span text:style-name="T1">entidad</text:span>:</text:p>
      <text:p text:style-name="P1"><text:tab/>atributos:</text:p>
      <text:p text:style-name="P1"><text:tab/><text:tab/>vivo</text:p>
      <text:p text:style-name="P1"><text:tab/><text:tab/>mortal</text:p>
      <text:p text:style-name="P2"><text:tab/><text:tab/>bloques_que_ocupa:</text:p>
      <text:p text:style-name="P1"><text:tab/>metodos:</text:p>
      <text:p text:style-name="P1"><text:tab/><text:tab/>moverse</text:p>
      <text:p text:style-name="P1"><text:tab/><text:tab/>get_posicion</text:p>
      <text:p text:style-name="P1"><text:tab/><text:tab/>get_estado_vivo_muerto</text:p>
      <text:p text:style-name="P1"><text:tab/><text:tab/></text:p>
      <text:p text:style-name="P2">enemigo(<text:span text:style-name="T2">entidad</text:span>):</text:p>
      <text:p text:style-name="P2"><text:tab/>atributos:</text:p>
      <text:p text:style-name="P2"><text:tab/><text:tab/></text:p>
      <text:p text:style-name="P2"/>
      <text:p text:style-name="P2"/>
      <text:p text:style-name="P2">personaje<text:span text:style-name="T3">(entidad)</text:span>:</text:p>
      <text:p text:style-name="P2"><text:tab/><text:span text:style-name="T2">atributos:</text:span></text:p>
      <text:p text:style-name="P2"><text:tab/><text:tab/><text:span text:style-name="T2">cant_bombas</text:span></text:p>
      <text:p text:style-name="P2"/>
      <text:p text:style-name="P3">bloques:</text:p>
      <text:p text:style-name="P3"><text:tab/>atributos:</text:p>
      <text:p text:style-name="P3"><text:tab/><text:tab/>destruible</text:p>
      <text:p text:style-name="P3"><text:tab/><text:tab/>dañado</text:p>
      <text:p text:style-name="P4"><text:tab/><text:tab/><text:span text:style-name="T2">posición</text:span></text:p>
      <text:p text:style-name="P4"><text:tab/><text:span text:style-name="T2">metodos:</text:span></text:p>
      <text:p text:style-name="P4"><text:tab/><text:tab/><text:span text:style-name="T2">get_estado</text:span></text:p>
      <text:p text:style-name="P4"><text:tab/><text:tab/><text:span text:style-name="T2">set_estado</text:span></text:p>
      <text:p text:style-name="P4"><text:tab/><text:tab/><text:span text:style-name="T2">get_posicion</text:span></text:p>
      <text:p text:style-name="P4"><text:tab/><text:tab/><text:span text:style-name="T2">set_posicion</text:span></text:p>
      <text:p text:style-name="P4"/>
      <text:p text:style-name="P4">bloque_destructible(bloque):</text:p>
      <text:p text:style-name="P4"/>
      <text:p text:style-name="P4">bloque_indestructible(bloque):</text:p>
      <text:p text:style-name="P4"/>
      <text:p text:style-name="P5"/>
      <text:p text:style-name="P5"><text:soft-page-break/></text:p>
      <text:p text:style-name="P5">PREGUNTAR A LUNA:</text:p>
      <text:p text:style-name="P5">menu_opciones<text:span text:style-name="T4">(ventana)</text:span>:</text:p>
      <text:p text:style-name="P5"><text:tab/><text:tab/>atributos: </text:p>
      <text:p text:style-name="P5"><text:tab/><text:tab/><text:tab/>vol</text:p>
      <text:p text:style-name="P5"><text:tab/><text:tab/><text:tab/>silencio</text:p>
      <text:p text:style-name="P5"><text:tab/><text:tab/>metodos:</text:p>
      <text:p text:style-name="P5"><text:tab/><text:tab/><text:tab/>get_volumen</text:p>
      <text:p text:style-name="P5"><text:tab/><text:tab/><text:tab/></text:p>
      <text:p text:style-name="P5"><text:tab/><text:tab/><text:tab/>set_subir_vol</text:p>
      <text:p text:style-name="P5"><text:tab/><text:tab/><text:tab/>set_bajar_vol</text:p>
      <text:p text:style-name="P5"><text:tab/><text:tab/><text:tab/>get_silencio</text:p>
      <text:p text:style-name="P5"><text:tab/><text:tab/><text:tab/>set_silencio</text:p>
      <text:p text:style-name="P5"><text:tab/><text:tab/><text:tab/>set_desilenciar</text:p>
      <text:p text:style-name="P5"><text:tab/><text:tab/><text:tab/>get_resolucion</text:p>
      <text:p text:style-name="P5"><text:tab/><text:tab/><text:tab/>set_resolucion_mas</text:p>
      <text:p text:style-name="P5"><text:tab/><text:tab/><text:tab/>set_resolucion_menos</text:p>
      <text:p text:style-name="P5"><text:tab/><text:tab/><text:tab/>set_pantalla_completa</text:p>
      <text:p text:style-name="P5"><text:tab/><text:tab/><text:tab/>get_pantalla_completa</text:p>
      <text:p text:style-name="P5"/>
      <text:p text:style-name="P5"><text:tab/><text:tab/><text:tab/></text:p>
      <text:p text:style-name="P5"/>
      <text:p text:style-name="P5"/>
      <text:p text:style-name="P4"/>
      <text:p text:style-name="P4"/>
      <text:p text:style-name="P2"><text:tab/><text:tab/></text:p>
      <text:p text:style-name="P2"><text:tab/><text:tab/></text:p>
      <text:p text:style-name="P2"><text:tab/><text:tab/><text:tab/></text:p>
      <text:p text:style-name="P2"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5T23:46:32.618437902</meta:creation-date>
    <dc:date>2019-08-21T15:35:00.484632901</dc:date>
    <meta:editing-duration>PT21M59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2" meta:paragraph-count="64" meta:word-count="68" meta:character-count="854" meta:non-whitespace-character-count="727"/>
  </office:meta>
</office:document-meta>
</file>